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 E</text:p>
          </table:table-cell>
          <table:table-cell office:value-type="string" calcext:value-type="string">
            <text:p>Equipo R</text:p>
          </table:table-cell>
        </table:table-row>
        <table:table-row table:style-name="ro1">
          <table:table-cell office:value-type="string" calcext:value-type="string">
            <text:p>GZIP Compression</text:p>
          </table:table-cell>
          <table:table-cell office:value-type="float" office:value="328.93" calcext:value-type="float">
            <text:p>328.93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425.35" calcext:value-type="float">
            <text:p>425.35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office:value-type="float" office:value="137.38" calcext:value-type="float">
            <text:p>137.38</text:p>
          </table:table-cell>
          <table:table-cell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149.4" calcext:value-type="float">
            <text:p>149.4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9541.56" calcext:value-type="float">
            <text:p>99541.56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2611.96" calcext:value-type="float">
            <text:p>82611.96</text:p>
          </table:table-cell>
          <table:table-cell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9477.92" calcext:value-type="float">
            <text:p>59477.92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3546.66" calcext:value-type="float">
            <text:p>93546.66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2934.58" calcext:value-type="float">
            <text:p>72934.58</text:p>
          </table:table-cell>
          <table:table-cell/>
        </table:table-row>
        <table:table-row table:style-name="ro1">
          <table:table-cell office:value-type="string" calcext:value-type="string">
            <text:p>Timed MAFFT Aligment</text:p>
          </table:table-cell>
          <table:table-cell office:value-type="float" office:value="150.35" calcext:value-type="float">
            <text:p>150.35</text:p>
          </table:table-cell>
          <table:table-cell/>
        </table:table-row>
        <table:table-row table:style-name="ro1">
          <table:table-cell office:value-type="string" calcext:value-type="string">
            <text:p>Timed Mr.Ba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1217.97" calcext:value-type="float">
            <text:p>1217.97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2073.27" calcext:value-type="float">
            <text:p>2073.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22:00:04.182676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26:29.324939743</meta:creation-date>
    <dc:date>2019-02-16T22:00:36.888861215</dc:date>
    <meta:editing-duration>PT10M4S</meta:editing-duration>
    <meta:editing-cycles>2</meta:editing-cycles>
    <meta:generator>LibreOffice/5.3.5.2$Linux_x86 LibreOffice_project/30$Build-2</meta:generator>
    <meta:document-statistic meta:table-count="1" meta:cell-count="29" meta:object-count="0"/>
  </office:meta>
</office:document-meta>
</file>